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8ecca" officeooo:paragraph-rsid="0008ecca"/>
    </style:style>
    <style:style style:name="P2" style:family="paragraph" style:parent-style-name="Standard">
      <style:paragraph-properties fo:text-align="start" style:justify-single-word="false"/>
      <style:text-properties officeooo:rsid="0008ecca" officeooo:paragraph-rsid="0008ecca"/>
    </style:style>
    <style:style style:name="P3" style:family="paragraph" style:parent-style-name="Standard">
      <style:paragraph-properties fo:text-align="start" style:justify-single-word="false"/>
      <style:text-properties officeooo:rsid="00090c6c" officeooo:paragraph-rsid="00090c6c"/>
    </style:style>
    <style:style style:name="P4" style:family="paragraph" style:parent-style-name="Standard">
      <style:paragraph-properties fo:text-align="start" style:justify-single-word="false"/>
      <style:text-properties officeooo:rsid="000a3d47" officeooo:paragraph-rsid="000a3d47"/>
    </style:style>
    <style:style style:name="P5" style:family="paragraph" style:parent-style-name="Standard">
      <style:paragraph-properties fo:text-align="start" style:justify-single-word="false"/>
      <style:text-properties officeooo:rsid="000a3d47" officeooo:paragraph-rsid="000ad58a"/>
    </style:style>
    <style:style style:name="P6" style:family="paragraph" style:parent-style-name="Standard">
      <style:paragraph-properties fo:text-align="start" style:justify-single-word="false"/>
      <style:text-properties officeooo:rsid="000ad58a" officeooo:paragraph-rsid="000ad58a"/>
    </style:style>
    <style:style style:name="P7" style:family="paragraph" style:parent-style-name="Standard">
      <style:paragraph-properties fo:text-align="start" style:justify-single-word="false"/>
      <style:text-properties officeooo:rsid="00119b0e" officeooo:paragraph-rsid="00119b0e"/>
    </style:style>
    <style:style style:name="P8" style:family="paragraph" style:parent-style-name="Standard">
      <style:paragraph-properties fo:text-align="center" style:justify-single-word="false" fo:break-before="page"/>
      <style:text-properties officeooo:paragraph-rsid="0008ecca"/>
    </style:style>
    <style:style style:name="P9" style:family="paragraph" style:parent-style-name="Standard">
      <style:paragraph-properties fo:text-align="start" style:justify-single-word="false" fo:break-before="page"/>
      <style:text-properties officeooo:paragraph-rsid="0008ecca"/>
    </style:style>
    <style:style style:name="P10" style:family="paragraph" style:parent-style-name="Standard">
      <style:paragraph-properties fo:text-align="start" style:justify-single-word="false" fo:break-before="page"/>
      <style:text-properties officeooo:rsid="000ad58a" officeooo:paragraph-rsid="000ad58a"/>
    </style:style>
    <style:style style:name="P11" style:family="paragraph" style:parent-style-name="Standard">
      <style:paragraph-properties fo:text-align="center" style:justify-single-word="false"/>
      <style:text-properties officeooo:rsid="0008ecca" officeooo:paragraph-rsid="0008ecca"/>
    </style:style>
    <style:style style:name="P12" style:family="paragraph" style:parent-style-name="Standard">
      <style:paragraph-properties fo:text-align="start" style:justify-single-word="false"/>
      <style:text-properties fo:language="en" fo:country="US" officeooo:rsid="00119b0e" officeooo:paragraph-rsid="000ad58a"/>
    </style:style>
    <style:style style:name="P13" style:family="paragraph" style:parent-style-name="Standard">
      <style:paragraph-properties fo:text-align="start" style:justify-single-word="false"/>
      <style:text-properties fo:language="en" fo:country="US" officeooo:rsid="00119b0e" officeooo:paragraph-rsid="00119b0e"/>
    </style:style>
    <style:style style:name="P14" style:family="paragraph" style:parent-style-name="Standard">
      <style:paragraph-properties fo:text-align="start" style:justify-single-word="false"/>
      <style:text-properties fo:language="en" fo:country="US" officeooo:rsid="001169f2" officeooo:paragraph-rsid="000ad58a"/>
    </style:style>
    <style:style style:name="P15" style:family="paragraph" style:parent-style-name="Standard">
      <style:paragraph-properties fo:text-align="start" style:justify-single-word="false"/>
      <style:text-properties fo:language="en" fo:country="US" officeooo:rsid="000ad58a" officeooo:paragraph-rsid="000ad58a"/>
    </style:style>
    <style:style style:name="P16" style:family="paragraph" style:parent-style-name="Standard">
      <style:paragraph-properties fo:text-align="start" style:justify-single-word="false"/>
      <style:text-properties fo:language="en" fo:country="US" officeooo:rsid="00154702" officeooo:paragraph-rsid="00154702"/>
    </style:style>
    <style:style style:name="P17" style:family="paragraph" style:parent-style-name="Standard">
      <style:paragraph-properties fo:text-align="start" style:justify-single-word="false"/>
      <style:text-properties fo:language="en" fo:country="US" officeooo:rsid="001b4cb2" officeooo:paragraph-rsid="001b4cb2"/>
    </style:style>
    <style:style style:name="P18" style:family="paragraph" style:parent-style-name="Standard">
      <style:paragraph-properties fo:text-align="start" style:justify-single-word="false"/>
      <style:text-properties fo:language="en" fo:country="US" officeooo:rsid="001b6e2a" officeooo:paragraph-rsid="001b6e2a"/>
    </style:style>
    <style:style style:name="P19" style:family="paragraph" style:parent-style-name="Standard">
      <style:paragraph-properties fo:text-align="start" style:justify-single-word="false" fo:break-before="page"/>
      <style:text-properties fo:language="en" fo:country="US" officeooo:rsid="001b4cb2" officeooo:paragraph-rsid="001b4cb2"/>
    </style:style>
    <style:style style:name="T1" style:family="text">
      <style:text-properties officeooo:rsid="00090c6c"/>
    </style:style>
    <style:style style:name="T2" style:family="text">
      <style:text-properties officeooo:rsid="000a3d47"/>
    </style:style>
    <style:style style:name="T3" style:family="text">
      <style:text-properties officeooo:rsid="000a3d47" fo:background-color="#ffff00" loext:char-shading-value="0"/>
    </style:style>
    <style:style style:name="T4" style:family="text">
      <style:text-properties officeooo:rsid="000ad58a"/>
    </style:style>
    <style:style style:name="T5" style:family="text">
      <style:text-properties fo:language="en" fo:country="US"/>
    </style:style>
    <style:style style:name="T6" style:family="text">
      <style:text-properties fo:language="en" fo:country="US" officeooo:rsid="001169f2"/>
    </style:style>
    <style:style style:name="T7" style:family="text">
      <style:text-properties fo:language="en" fo:country="US" officeooo:rsid="001169f2" fo:background-color="#ffff00" loext:char-shading-value="0"/>
    </style:style>
    <style:style style:name="T8" style:family="text">
      <style:text-properties fo:language="en" fo:country="US" officeooo:rsid="00119b0e"/>
    </style:style>
    <style:style style:name="T9" style:family="text">
      <style:text-properties fo:language="en" fo:country="US" officeooo:rsid="0012f32f"/>
    </style:style>
    <style:style style:name="T10" style:family="text">
      <style:text-properties officeooo:rsid="001169f2"/>
    </style:style>
    <style:style style:name="T11"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2"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3"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4" style:family="text">
      <style:text-properties fo:font-variant="normal" fo:text-transform="none" fo:color="#666666" style:font-name="Arial" fo:font-size="8.39999961853027pt" fo:letter-spacing="normal" fo:font-style="normal" fo:font-weight="normal"/>
    </style:style>
    <style:style style:name="T15" style:family="text">
      <style:text-properties fo:font-variant="normal" fo:text-transform="none" fo:color="#666666" fo:letter-spacing="normal"/>
    </style:style>
    <style:style style:name="T16" style:family="text">
      <style:text-properties officeooo:rsid="0016dad2"/>
    </style:style>
    <style:style style:name="T17" style:family="text">
      <style:text-properties officeooo:rsid="0018433b"/>
    </style:style>
    <style:style style:name="T18" style:family="text">
      <style:text-properties officeooo:rsid="0018a8a2"/>
    </style:style>
    <style:style style:name="T19" style:family="text">
      <style:text-properties officeooo:rsid="00190ad8"/>
    </style:style>
    <style:style style:name="T20" style:family="text">
      <style:text-properties officeooo:rsid="001b6e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PLE GAME</text:p>
      <text:p text:style-name="P8"/>
      <text:p text:style-name="P8"/>
      <text:p text:style-name="P9"/>
      <text:p text:style-name="P2"><text:span text:style-name="T1">Game Description</text:span> </text:p>
      <text:p text:style-name="P2"/>
      <text:p text:style-name="P2">SAMPLE GAME is a 3D <text:span text:style-name="T2">Coop</text:span> Shooter style game for PC. 1 to 2 players control <text:span text:style-name="T1">one of </text:span>the fourth horsemen in different arenas and kill famous Hell's demons extract from the Holy Bible. It takes place in Hell. </text:p>
      <text:p text:style-name="P2"/>
      <text:p text:style-name="P3">Design Goals</text:p>
      <text:p text:style-name="P3"/>
      <text:p text:style-name="P3"><text:tab/>The game aims to achive the following goals :</text:p>
      <text:p text:style-name="P3"/>
      <text:p text:style-name="P3">1 . Aquire to the player a little knowledge about our lord. And other famous creatures extract from Hell as defined in the Holy Bible</text:p>
      <text:p text:style-name="P3">2 . Using different artefacts from all the Bible and not only Hell ( exple : Using Moise's stick to cut an arena in half )</text:p>
      <text:p text:style-name="P3">3 . Develop a fun gameplay, based on :</text:p>
      <text:p text:style-name="P3"><text:tab/>a . Two bricks, a CQC (Close Quarter Combat) and a shooting one</text:p>
      <text:p text:style-name="P3"><text:tab/>b . Power, you know you are a powerful horsem<text:span text:style-name="T2">a</text:span>n… Prove it.</text:p>
      <text:p text:style-name="P3"/>
      <text:p text:style-name="P3">4 . Successively combine chibi art <text:span text:style-name="T2">and design</text:span> <text:span text:style-name="T2">with</text:span> <text:span text:style-name="T2">Hell's </text:span>violence.</text:p>
      <text:p text:style-name="P3"/>
      <text:p text:style-name="P4">Influences &amp; Sources</text:p>
      <text:p text:style-name="P3"><text:tab/><text:span text:style-name="T2">Obviously the Holy Bible and Christian's religion in general</text:span></text:p>
      <text:p text:style-name="P3"><text:tab/><text:span text:style-name="T2">Darksiders 1&amp;2</text:span></text:p>
      <text:p text:style-name="P3"><text:tab/><text:span text:style-name="T2">Furi (gameplay part)</text:span></text:p>
      <text:p text:style-name="P3"><text:tab/><text:span text:style-name="T2">Cartoon colors like Blizzard habits (</text:span><text:span text:style-name="T3">TO CONFIRMED</text:span><text:span text:style-name="T2">)</text:span></text:p>
      <text:p text:style-name="P4"><text:tab/>We want to retreive a coop style game like there were before the emergence of online </text:p>
      <text:p text:style-name="P4"><text:tab/><text:span text:style-name="T10">Disgaea (Dialog Scenes)</text:span></text:p>
      <text:p text:style-name="P4">Target Market</text:p>
      <text:p text:style-name="P4"><text:tab/></text:p>
      <text:p text:style-name="P4"><text:tab/>Our ideal user has the following characteristics :</text:p>
      <text:p text:style-name="P4"><text:tab/>1 . Human</text:p>
      <text:p text:style-name="P4"><text:tab/>2 . 16 to 30 years old</text:p>
      <text:p text:style-name="P4"><text:tab/>3 . Core Gamer and accessible to casual</text:p>
      <text:p text:style-name="P5"><text:tab/><text:span text:style-name="T4">4 . Open minded about religions </text:span></text:p>
      <text:p text:style-name="P5"><text:tab/><text:span text:style-name="T4">5 . Already played a local multiplayer game</text:span></text:p>
      <text:p text:style-name="P5"><text:tab/></text:p>
      <text:p text:style-name="P6"/>
      <text:p text:style-name="P10"/>
      <text:p text:style-name="P6">Functional Specifications</text:p>
      <text:p text:style-name="P4"/>
      <text:p text:style-name="P6">Game Mechanics</text:p>
      <text:p text:style-name="P6"/>
      <text:p text:style-name="P6">Core Gameplay </text:p>
      <text:p text:style-name="P6"><text:tab/>The player moves in a 3D arena, the arena hasn't to be circle, <text:span text:style-name="T5">it can be square or even separated by bridges or interactive elements. </text:span><text:span text:style-name="T6">Enemies coming from top of the arena outside the screen (if there is basic enemies </text:span><text:span text:style-name="T7">TO CONFIRMED</text:span><text:span text:style-name="T6">). And the level finish with a boss fight. </text:span><text:span text:style-name="T8">There will be little dialogs between levels.</text:span></text:p>
      <text:p text:style-name="P12"/>
      <text:p text:style-name="P13">Game Flow</text:p>
      <text:p text:style-name="P13"/>
      <text:p text:style-name="P13">Actions which can be performed:</text:p>
      <text:p text:style-name="P13">1. Move all around the arena</text:p>
      <text:p text:style-name="P13">2. CQC attacks</text:p>
      <text:p text:style-name="P13">3. Shoot ! With power ups</text:p>
      <text:p text:style-name="P13">4. Dash</text:p>
      <text:p text:style-name="P7"/>
      <text:p text:style-name="P13">Characters:</text:p>
      <text:p text:style-name="P7"><text:span text:style-name="T5">1. Death: Special : </text:span><text:span text:style-name="T9">Death spell, every enemy has 50% chance to die</text:span></text:p>
      <text:p text:style-name="P13">2. Conquest: Special :Launch arrow which kill everything in its trajectory</text:p>
      <text:p text:style-name="P7"><text:span text:style-name="T5">3. War: Special : Big </text:span><text:span text:style-name="T9">S</text:span><text:span text:style-name="T5">word Hit Big Damage </text:span><text:span text:style-name="T9">(BFG ? As a reference ?)</text:span></text:p>
      <text:p text:style-name="P13">4. Famine: Special : Damage over time.</text:p>
      <text:p text:style-name="P13"/>
      <text:p text:style-name="P16">Demons:</text:p>
      <text:p text:style-name="P16">1. Lilith : Succubus's queen : <text:span text:style-name="T16">Major influences by “Ben-Sirah's Alphabet” Latin : “Alphabetum Siracidis”</text:span></text:p>
      <text:p text:style-name="P16"><text:span text:style-name="Emphasis"><text:span text:style-name="T11">« Le Saint – béni soit-il – avait créé une première femme, mais l’homme, la voyant </text:span></text:span><text:span text:style-name="Emphasis"><text:span text:style-name="Strong_20_Emphasis"><text:span text:style-name="T12">rebelle</text:span></text:span></text:span><text:span text:style-name="Emphasis"><text:span text:style-name="T11">,</text:span></text:span><text:span text:style-name="Emphasis"><text:span text:style-name="Strong_20_Emphasis"><text:span text:style-name="T13"> </text:span></text:span></text:span><text:span text:style-name="Emphasis"><text:span text:style-name="Strong_20_Emphasis"><text:span text:style-name="T12">pleine de sang et de sécrétions</text:span></text:span></text:span><text:span text:style-name="Emphasis"><text:span text:style-name="T11">, s’en était écarté. Aussi le Saint – béni soit-il – s’y est repris et lui en a créé une seconde. » </text:span></text:span><text:span text:style-name="T15">– </text:span><text:span text:style-name="T14">Yehouda Bar Rabbi (Genèse Rabba 18:4)</text:span> <text:s/></text:p>
      <text:p text:style-name="P16">Attacks : - Secretion, if player been hit, trouble the vision ans make Lilith invisible. <text:span text:style-name="T19">OR, trouble the vision and slow down the player. (TO CONFIRMED)</text:span></text:p>
      <text:p text:style-name="P16">- <text:span text:style-name="T16">Snake's bit : Launch her snake, if player been hit, stunned for X seconds max and need too push every inputs of the pad to get away. Otherwise, Lilith get stuck for X seconds.</text:span></text:p>
      <text:p text:style-name="P16">- <text:span text:style-name="T17">Snake's scavenging : Lilith positioning at the arena's center. The snake scavenge all the arena and the player had to dash when the snake approach.</text:span></text:p>
      <text:p text:style-name="P16">-<text:span text:style-name="T18">Earth's powder : Lilith was born by Earth's powder. Screen is squeezing to announce the attack and half second before attack the player has to dash otherwise a geyser appears under the player and propulse him on the air.</text:span></text:p>
      <text:p text:style-name="P16"/>
      <text:p text:style-name="P17">GAMEPLAY Elements</text:p>
      <text:p text:style-name="P17"/>
      <text:p text:style-name="P17">The player can interact with these elements : </text:p>
      <text:p text:style-name="P17"/>
      <text:p text:style-name="P17">- Different interactive items that change between arenas.</text:p>
      <text:p text:style-name="P17"/>
      <text:p text:style-name="P19"/>
      <text:p text:style-name="P17">Elements that communicate player game state :</text:p>
      <text:p text:style-name="P17">- Dialog Scenes : <text:span text:style-name="T20">small panels between arenas to explain a bit stories of why the Horsemen are aked to fight and make some little jokes. With dark humor and references about legends (ex : Make jokes about Lilith first boyfriend : “Adam” and tell she didn't open her mouth she should be the mother of human kind) references the fact that Lilith was in conflict with Adam for equal rights between men and women. Problem : Adam wanted to be the leader of the family and Lilith wanted to be both leaders. Could make a two reads about the old legends and the same situation now.</text:span></text:p>
      <text:p text:style-name="P17"/>
      <text:p text:style-name="P18">GAME PHYSICS ANS STATS</text:p>
      <text:p text:style-name="P18"/>
      <text:p text:style-name="P18"/>
      <text:p text:style-name="P16"/>
      <text:p text:style-name="P16"/>
      <text:p text:style-name="P16"/>
      <text:p text:style-name="P13"/>
      <text:p text:style-name="P13"/>
      <text:p text:style-name="P14"><text:tab/></text:p>
      <text:p text:style-name="P1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Verdana,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0.5.2$Windows_x86 LibreOffice_project/55b006a02d247b5f7215fc6ea0fde844b30035b3</meta:generator>
    <dc:date>2017-01-09T17:59:00.776000000</dc:date>
    <meta:editing-duration>PT1H13M3S</meta:editing-duration>
    <meta:editing-cycles>7</meta:editing-cycles>
    <meta:document-statistic meta:table-count="0" meta:image-count="0" meta:object-count="0" meta:page-count="6" meta:paragraph-count="56" meta:word-count="693" meta:character-count="3843" meta:non-whitespace-character-count="3171"/>
  </office:meta>
</office:document-meta>
</file>